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 Nazanin" svg:font-family="'B Nazanin'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background-color="#ffa6a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a6a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background-color="#b3cac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style:font-name="B Nazanin" officeooo:rsid="0006128b" officeooo:paragraph-rsid="0006128b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2e3ce" officeooo:paragraph-rsid="0012e3ce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61de0" officeooo:paragraph-rsid="00161de0" style:font-name-complex="B Nazanin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B Nazanin" fo:font-weight="bold" officeooo:rsid="0013337e" officeooo:paragraph-rsid="0013337e" style:font-weight-asian="bold" style:font-name-complex="B Nazanin" style:font-weight-complex="bold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B Nazanin" fo:font-weight="bold" officeooo:rsid="001405c9" officeooo:paragraph-rsid="001405c9" style:font-weight-asian="bold" style:font-name-complex="B Nazanin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weight="bold" officeooo:rsid="0012e3ce" officeooo:paragraph-rsid="0012e3ce" style:font-weight-asian="bold" style:font-name-complex="B Nazanin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weight="bold" officeooo:rsid="0006128b" officeooo:paragraph-rsid="0006128b" style:font-weight-asian="bold" style:font-name-complex="B Nazanin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B Nazanin" officeooo:rsid="00161de0" officeooo:paragraph-rsid="00180a12" style:font-name-complex="B Nazanin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Chilanka" fo:font-size="10.5pt" officeooo:rsid="00161de0" officeooo:paragraph-rsid="00161de0" style:font-size-asian="10.5pt" style:font-name-complex="B Nazanin" style:font-size-complex="10.5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Mukti Narrow" fo:font-size="10.5pt" fo:font-weight="bold" officeooo:rsid="00161de0" officeooo:paragraph-rsid="0019f486" style:font-size-asian="10.5pt" style:font-weight-asian="bold" style:font-name-complex="B Nazanin" style:font-size-complex="10.5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Mukti Narrow" fo:font-size="10.5pt" officeooo:rsid="00180a12" officeooo:paragraph-rsid="0019f486" style:font-size-asian="10.5pt" style:font-name-complex="B Nazanin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style:font-name="Mukti Narrow" fo:font-size="10.5pt" fo:font-weight="bold" officeooo:rsid="0019f486" officeooo:paragraph-rsid="0019f486" style:font-size-asian="10.5pt" style:font-weight-asian="bold" style:font-name-complex="B Nazanin" style:font-size-complex="10.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Mukti Narrow" fo:font-size="10.5pt" style:font-size-asian="10.5pt" style:font-name-complex="B Nazanin" style:font-size-complex="10.5pt"/>
    </style:style>
    <style:style style:name="T1" style:family="text">
      <style:text-properties officeooo:rsid="0008cfc3"/>
    </style:style>
    <style:style style:name="T2" style:family="text">
      <style:text-properties officeooo:rsid="0009bc9a"/>
    </style:style>
    <style:style style:name="T3" style:family="text">
      <style:text-properties officeooo:rsid="000a2691"/>
    </style:style>
    <style:style style:name="T4" style:family="text">
      <style:text-properties officeooo:rsid="000ae71f"/>
    </style:style>
    <style:style style:name="T5" style:family="text">
      <style:text-properties officeooo:rsid="000b1140"/>
    </style:style>
    <style:style style:name="T6" style:family="text">
      <style:text-properties officeooo:rsid="000d4f49"/>
    </style:style>
    <style:style style:name="T7" style:family="text">
      <style:text-properties officeooo:rsid="0013337e"/>
    </style:style>
    <style:style style:name="T8" style:family="text">
      <style:text-properties fo:font-weight="bold" officeooo:rsid="0013337e" style:font-weight-asian="bold" style:font-weight-complex="bold"/>
    </style:style>
    <style:style style:name="T9" style:family="text">
      <style:text-properties officeooo:rsid="001405c9"/>
    </style:style>
    <style:style style:name="T10" style:family="text">
      <style:text-properties officeooo:rsid="00154070"/>
    </style:style>
    <style:style style:name="T11" style:family="text">
      <style:text-properties officeooo:rsid="0019f4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علی فرجی 9634024</text:p>
      <text:p text:style-name="P1"/>
      <text:p text:style-name="P1">برای ۴ حالت در کد اجرا شد.</text:p>
      <text:p text:style-name="P1">به خاطر تکرار <text:span text:style-name="T1">بیشتر</text:span> کلمات فارسی <text:span text:style-name="T2">در اشعار </text:span><text:span text:style-name="T3">شاعران</text:span> و کم <text:span text:style-name="T4">ب</text:span>ودن کلمات نا آشنا هرچه ضریب تقریب بایگرام در مدل بک آف <text:span text:style-name="T5">بیشتر</text:span> باشد بهتر است.</text:p>
      <text:p text:style-name="P1"/>
      <text:p text:style-name="P1">اگر <text:span text:style-name="T10">Main</text:span> کد را اجرا کنید برای ۴ حالت گفت شده خروجی را محاسبه می کند.</text:p>
      <text:p text:style-name="P1"/>
      <text:p text:style-name="P1">طبق <text:span text:style-name="T6">آزمایش‌</text:span>های <text:span text:style-name="T6">انجام شده</text:span> هرچه اپسیلون کوچکتر و هرچه ضریب لاندا در بایگرام بیشتر باشد بهتر است.</text:p>
      <text:p text:style-name="P1"/>
      <text:p text:style-name="P1">همانطور که گفته شد در برخی موارد مثلاً یک کلمه است که کاملاً نا آشنا است و با گذاشتن اپسیلون به مقدار زیاد باعث گمراهی الگوریتم می‌شود و رفتار درستی نشان نمی دهد.</text:p>
      <text:p text:style-name="P1">هرچه لاندای بایگرام را زیاد کنیم به خاطر حساسیت بیشتر روی ترتیب کلمات، دقت بهتر می شود.</text:p>
      <text:p text:style-name="P1">ولی یک حالت بهینه دارد و صرفاً افزایش محض لاندا ۱ تأثیر منفی خواهد گذاشت <text:span text:style-name="T7">چون باعث کم شدن انعطاف در مقابل کلمات جدید می‌شود و دچار مشکل می شویم. (عملاً دیگر از حالت </text:span><text:span text:style-name="T8">بک آف</text:span><text:span text:style-name="T7"> خارج می‌شود)</text:span></text:p>
      <text:p text:style-name="P2"/>
      <text:p text:style-name="P3">چهار حالت اجرا شده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 table:style-name="TableLine93951516360608">
          <table:table-cell table:style-name="Table1.A1" office:value-type="string">
            <text:p text:style-name="P10">lamda 1</text:p>
          </table:table-cell>
          <table:table-cell table:style-name="Table1.A1" office:value-type="string">
            <text:p text:style-name="P10"><text:span text:style-name="T11">l</text:span>amda 2</text:p>
          </table:table-cell>
          <table:table-cell table:style-name="Table1.A1" office:value-type="string">
            <text:p text:style-name="P10">lamda3</text:p>
          </table:table-cell>
          <table:table-cell table:style-name="Table1.A1" office:value-type="string">
            <text:p text:style-name="P10">epsilon</text:p>
          </table:table-cell>
          <table:table-cell table:style-name="Table1.E1" office:value-type="string">
            <text:p text:style-name="P12">precision</text:p>
          </table:table-cell>
        </table:table-row>
        <table:table-row table:style-name="TableLine93951516360608">
          <table:table-cell table:style-name="Table1.A2" office:value-type="string">
            <text:p text:style-name="P11">0.9</text:p>
          </table:table-cell>
          <table:table-cell table:style-name="Table1.D4" office:value-type="string">
            <text:p text:style-name="P11">0.08</text:p>
          </table:table-cell>
          <table:table-cell table:style-name="Table1.C2" office:value-type="string">
            <text:p text:style-name="P11">0.02</text:p>
          </table:table-cell>
          <table:table-cell table:style-name="Table1.D4" office:value-type="string">
            <text:p text:style-name="P11">0.1</text:p>
          </table:table-cell>
          <table:table-cell table:style-name="Table1.E2" office:value-type="string">
            <text:p text:style-name="P13">0.793241</text:p>
          </table:table-cell>
        </table:table-row>
        <table:table-row table:style-name="TableLine93951516360608">
          <table:table-cell table:style-name="Table1.A3" office:value-type="string">
            <text:p text:style-name="P11">0.9</text:p>
          </table:table-cell>
          <table:table-cell table:style-name="Table1.D4" office:value-type="string">
            <text:p text:style-name="P11">0.08</text:p>
          </table:table-cell>
          <table:table-cell table:style-name="Table1.C3" office:value-type="string">
            <text:p text:style-name="P11">0.02</text:p>
          </table:table-cell>
          <table:table-cell table:style-name="Table1.D4" office:value-type="string">
            <text:p text:style-name="P11">0.<text:span text:style-name="T11">9</text:span></text:p>
          </table:table-cell>
          <table:table-cell table:style-name="Table1.E2" office:value-type="string">
            <text:p text:style-name="P13">0.747820</text:p>
          </table:table-cell>
        </table:table-row>
        <table:table-row table:style-name="TableLine93951516360608">
          <table:table-cell table:style-name="Table1.A4" office:value-type="string">
            <text:p text:style-name="P11">0.3</text:p>
          </table:table-cell>
          <table:table-cell table:style-name="Table1.D4" office:value-type="string">
            <text:p text:style-name="P11">0.3</text:p>
          </table:table-cell>
          <table:table-cell table:style-name="Table1.C4" office:value-type="string">
            <text:p text:style-name="P11">0.4</text:p>
          </table:table-cell>
          <table:table-cell table:style-name="Table1.D4" office:value-type="string">
            <text:p text:style-name="P11">0.1</text:p>
          </table:table-cell>
          <table:table-cell table:style-name="Table1.E2" office:value-type="string">
            <text:p text:style-name="P13">0.248910</text:p>
          </table:table-cell>
        </table:table-row>
        <table:table-row table:style-name="TableLine93951516360608">
          <table:table-cell table:style-name="Table1.A5" office:value-type="string">
            <text:p text:style-name="P11">0.3</text:p>
          </table:table-cell>
          <table:table-cell table:style-name="Table1.D5" office:value-type="string">
            <text:p text:style-name="P11">0.3</text:p>
          </table:table-cell>
          <table:table-cell table:style-name="Table1.C5" office:value-type="string">
            <text:p text:style-name="P11">0.4</text:p>
          </table:table-cell>
          <table:table-cell table:style-name="Table1.D5" office:value-type="string">
            <text:p text:style-name="P11">0.<text:span text:style-name="T11">9</text:span></text:p>
          </table:table-cell>
          <table:table-cell table:style-name="Table1.E2" office:value-type="string">
            <text:p text:style-name="P13">0.654797</text:p>
          </table:table-cell>
        </table:table-row>
      </table:table>
      <text:p text:style-name="P9"/>
      <text:p text:style-name="P8"/>
      <text:p text:style-name="P2">طبق نتایج موجود در کد این مقدار بهینه به دست آمد:</text:p>
      <text:p text:style-name="P6"/>
      <text:p text:style-name="P4">لاندا یک = 0.9</text:p>
      <text:p text:style-name="P4">لاند دو = 0.08</text:p>
      <text:p text:style-name="P4">لاندا سه = <text:span text:style-name="T9">0.02</text:span></text:p>
      <text:p text:style-name="P5">اپسیلون = 0.1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 Nazanin" svg:font-family="'B Nazanin'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2T04:03:20.234950788</meta:creation-date>
    <dc:date>2021-02-12T04:29:09.535579553</dc:date>
    <meta:editing-duration>PT25M35S</meta:editing-duration>
    <meta:editing-cycles>29</meta:editing-cycles>
    <meta:generator>LibreOffice/7.0.4.2$Linux_X86_64 LibreOffice_project/1c5f81ee28659974774060c3fe084e73b3bd074b</meta:generator>
    <meta:document-statistic meta:table-count="1" meta:image-count="0" meta:object-count="0" meta:page-count="1" meta:paragraph-count="39" meta:word-count="215" meta:character-count="1000" meta:non-whitespace-character-count="824"/>
  </office:meta>
</office:document-meta>
</file>